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7.962cm"/>
    </style:style>
    <style:style style:name="Table4.B" style:family="table-column">
      <style:table-column-properties style:column-width="7.9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1"/>
    </style:style>
    <style:style style:name="Table5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1"/>
    </style:style>
    <style:style style:name="Table6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7" style:family="table">
      <style:table-properties style:width="15.926cm" fo:margin-left="-0.206cm" fo:margin-top="0cm" fo:margin-bottom="0cm" table:align="left"/>
    </style:style>
    <style:style style:name="Table7.A" style:family="table-column">
      <style:table-column-properties style:column-width="7.962cm"/>
    </style:style>
    <style:style style:name="Table7.B" style:family="table-column">
      <style:table-column-properties style:column-width="7.96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1"/>
    </style:style>
    <style:style style:name="Table7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8" style:family="table">
      <style:table-properties style:width="15.926cm" fo:margin-left="-0.206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1"/>
    </style:style>
    <style:style style:name="Table8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9" style:family="table">
      <style:table-properties style:width="15.926cm" fo:margin-left="-0.206cm" fo:margin-top="0cm" fo:margin-bottom="0cm" table:align="left"/>
    </style:style>
    <style:style style:name="Table9.A" style:family="table-column">
      <style:table-column-properties style:column-width="7.962cm"/>
    </style:style>
    <style:style style:name="Table9.B" style:family="table-column">
      <style:table-column-properties style:column-width="7.9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1"/>
    </style:style>
    <style:style style:name="Table9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11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style:font-size-asian="13pt" style:font-size-complex="1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3pt" fo:language="pt" fo:country="BR" fo:background-color="#f9f9f9" style:font-size-asian="13pt" style:font-size-complex="13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18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language="pt" fo:country="BR"/>
    </style:style>
    <style:style style:name="P20" style:family="paragraph" style:parent-style-name="Standard">
      <style:paragraph-properties fo:margin-top="0.106cm" fo:margin-bottom="0.423cm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21" style:family="paragraph" style:parent-style-name="Standard">
      <style:paragraph-properties fo:margin-top="0.635cm" fo:margin-bottom="0.423cm" loext:contextual-spacing="false" fo:line-height="125%" fo:text-align="justify" style:justify-single-word="false"/>
      <style:text-properties fo:color="#000000" fo:font-size="12pt" fo:language="pt" fo:country="BR" fo:font-style="italic" fo:font-weight="bold" officeooo:rsid="0007c522" officeooo:paragraph-rsid="0007c522" style:font-size-asian="10.5pt" style:font-style-asian="italic" style:font-weight-asian="bold" style:font-size-complex="12pt" style:font-style-complex="italic"/>
    </style:style>
    <style:style style:name="P22" style:family="paragraph" style:parent-style-name="Heading_20_3">
      <style:paragraph-properties fo:margin-top="0.635cm" fo:margin-bottom="0.423cm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officeooo:rsid="000841d1" officeooo:paragraph-rsid="000841d1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fo:font-size="12pt" fo:language="pt" fo:country="BR" fo:font-weight="normal" officeooo:rsid="000841d1" officeooo:paragraph-rsid="000841d1" style:font-size-asian="12pt" style:font-weight-asian="normal" style:font-size-complex="12pt" style:font-weight-complex="normal"/>
    </style:style>
    <style:style style:name="P2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29" style:family="paragraph" style:parent-style-name="Standard" style:list-style-name="WWNum9">
      <style:paragraph-properties fo:margin-left="1.27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30" style:family="paragraph" style:parent-style-name="Standard" style:list-style-name="WWNum9">
      <style:paragraph-properties fo:margin-left="1.27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31" style:family="paragraph" style:parent-style-name="Standard" style:list-style-name="WWNum10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2pt" fo:language="pt" fo:country="BR" style:font-size-asian="12pt" style:font-size-complex="12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3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4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5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6" style:family="paragraph" style:parent-style-name="Standard" style:list-style-name="WWNum5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7" style:family="paragraph" style:parent-style-name="Standard" style:list-style-name="WWNum2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39" style:family="paragraph" style:parent-style-name="Standard" style:list-style-name="WWNum1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Standard" style:list-style-name="WWNum8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Standard" style:list-style-name="WWNum7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2pt" fo:language="pt" fo:country="BR" officeooo:rsid="000841d1" officeooo:paragraph-rsid="000841d1" style:font-size-asian="12pt" style:font-size-complex="12pt"/>
    </style:style>
    <style:style style:name="P42" style:family="paragraph" style:parent-style-name="Standard" style:list-style-name="WWNum9">
      <style:paragraph-properties fo:margin-left="2.54cm" fo:margin-right="0cm" fo:margin-top="0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Standard" style:list-style-name="WWNum9">
      <style:paragraph-properties fo:margin-left="2.54cm" fo:margin-right="0cm" fo:margin-top="0.106cm" fo:margin-bottom="0.423cm" loext:contextual-spacing="true" fo:line-height="100%" fo:text-align="justify" style:justify-single-word="false" fo:text-indent="-0.635cm" style:auto-text-indent="false"/>
      <style:text-properties fo:font-size="12pt" fo:language="pt" fo:country="BR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10"><text:span text:style-name="T2">Integrantes do Grupo:</text:span><text:span text:style-name="T1"> </text:span></text:p>
      <text:p text:style-name="P4">Fernando Henrique Callata,</text:p>
      <text:p text:style-name="P4">Gustavo Henrique, </text:p>
      <text:p text:style-name="P4">Marcos Rafael,</text:p>
      <text:p text:style-name="P4">Pedro Basílio,</text:p>
      <text:p text:style-name="P4">Saulo Calixto</text:p>
      <text:p text:style-name="P2"/>
      <text:p text:style-name="P2"/>
      <text:p text:style-name="P8">Casos de Uso</text:p>
      <text:p text:style-name="P6"/>
      <text:p text:style-name="P22"><text:bookmark text:name="_64k9lh4f981x"/>Introdução</text:p>
      <text:p text:style-name="P11">Esse documento tem como objetivo apresentar o diagrama de casos de uso do projeto e também descrevê-los a fim de esclarecer melhor como funcionará a interação entre o usuário e o sistema.</text:p>
      <text:p text:style-name="P11">Os casos de uso foram feitos baseados nos requisitos.</text:p>
      <text:p text:style-name="P11"/>
      <text:p text:style-name="P22"><text:bookmark text:name="_q20a9ojvclgh"/>Personagens Envolvidos</text:p>
      <text:list xml:id="list4050062676" text:style-name="WWNum9">
        <text:list-item>
          <text:p text:style-name="P29">Aluno</text:p>
          <text:list>
            <text:list-item>
              <text:p text:style-name="P42">Geralmente vinculado à uma turma, tem interesse em seu desempenho nas matérias, além de solicitar matrícula e consultar histórico;</text:p>
            </text:list-item>
          </text:list>
        </text:list-item>
        <text:list-item>
          <text:p text:style-name="P30">Professor</text:p>
          <text:list>
            <text:list-item>
              <text:p text:style-name="P43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30">Coordenador</text:p>
          <text:list>
            <text:list-item>
              <text:p text:style-name="P43">Interesse mais geral, cadastrar turmas, monitorar professores, alunos, etc.</text:p>
            </text:list-item>
          </text:list>
        </text:list-item>
        <text:list-item>
          <text:p text:style-name="P30">Sistema de Faculdade</text:p>
          <text:list>
            <text:list-item>
              <text:p text:style-name="P43">Próprio sistema que deve controlar todas as atividades, guardar dados, tratá-los, apresentá-los quando solicitado, etc.</text:p>
            </text:list-item>
          </text:list>
        </text:list-item>
        <text:list-item>
          <text:p text:style-name="P30">Sistema de Faturamento</text:p>
          <text:list>
            <text:list-item>
              <text:p text:style-name="P43"><text:soft-page-break/>Tem interesse nos alunos matriculados para poder alimentar dados financeiros;</text:p>
            </text:list-item>
          </text:list>
        </text:list-item>
        <text:list-item>
          <text:p text:style-name="P30">Sistema de Recursos Humanos</text:p>
          <text:list>
            <text:list-item>
              <text:p text:style-name="P43">Oferece dados pessoais de professores ao Sistema de Faculdade;</text:p>
            </text:list-item>
          </text:list>
        </text:list-item>
      </text:list>
      <text:p text:style-name="P22"><text:bookmark text:name="_n64wjn1wqjln"/>Modelo de Caso de Uso</text:p>
      <text:p text:style-name="P21">[Imagem aqui!]</text:p>
      <text:p text:style-name="P22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utor</text:p>
          </table:table-cell>
        </table:table-row>
        <table:table-row table:style-name="Table1.1">
          <table:table-cell table:style-name="Table1.A1" office:value-type="string">
            <text:p text:style-name="P13">UC01</text:p>
          </table:table-cell>
          <table:table-cell table:style-name="Table1.A1" office:value-type="string">
            <text:p text:style-name="P13">Visualizar Nota</text:p>
          </table:table-cell>
          <table:table-cell table:style-name="Table1.A1" office:value-type="string">
            <text:p text:style-name="P13">Aluno</text:p>
          </table:table-cell>
        </table:table-row>
        <table:table-row table:style-name="Table1.1">
          <table:table-cell table:style-name="Table1.A1" office:value-type="string">
            <text:p text:style-name="P13">UC02</text:p>
          </table:table-cell>
          <table:table-cell table:style-name="Table1.A1" office:value-type="string">
            <text:p text:style-name="P13">Visualizar Disciplinas Disponíveis</text:p>
          </table:table-cell>
          <table:table-cell table:style-name="Table1.A1" office:value-type="string">
            <text:p text:style-name="P13">Aluno</text:p>
          </table:table-cell>
        </table:table-row>
        <table:table-row table:style-name="Table1.1">
          <table:table-cell table:style-name="Table1.A1" office:value-type="string">
            <text:p text:style-name="P13">UC03</text:p>
          </table:table-cell>
          <table:table-cell table:style-name="Table1.A1" office:value-type="string">
            <text:p text:style-name="P13">Se inscrever em disciplina</text:p>
          </table:table-cell>
          <table:table-cell table:style-name="Table1.A1" office:value-type="string">
            <text:p text:style-name="P13">Aluno</text:p>
          </table:table-cell>
        </table:table-row>
        <table:table-row table:style-name="Table1.1">
          <table:table-cell table:style-name="Table1.A1" office:value-type="string">
            <text:p text:style-name="P13">UC04</text:p>
          </table:table-cell>
          <table:table-cell table:style-name="Table1.A1" office:value-type="string">
            <text:p text:style-name="P13">Verificar o andamento da solicitação de matrícula</text:p>
          </table:table-cell>
          <table:table-cell table:style-name="Table1.A1" office:value-type="string">
            <text:p text:style-name="P13">Aluno</text:p>
          </table:table-cell>
        </table:table-row>
        <table:table-row table:style-name="Table1.1">
          <table:table-cell table:style-name="Table1.A1" office:value-type="string">
            <text:p text:style-name="P13">UC05</text:p>
          </table:table-cell>
          <table:table-cell table:style-name="Table1.A1" office:value-type="string">
            <text:p text:style-name="P13">Cancelar inscrição em disciplina</text:p>
          </table:table-cell>
          <table:table-cell table:style-name="Table1.A1" office:value-type="string">
            <text:p text:style-name="P13">Aluno</text:p>
          </table:table-cell>
        </table:table-row>
        <table:table-row table:style-name="Table1.1">
          <table:table-cell table:style-name="Table1.A1" office:value-type="string">
            <text:p text:style-name="P13">UC06</text:p>
          </table:table-cell>
          <table:table-cell table:style-name="Table1.A1" office:value-type="string">
            <text:p text:style-name="P13">Visualizar histórico acadêmico</text:p>
          </table:table-cell>
          <table:table-cell table:style-name="Table1.A1" office:value-type="string">
            <text:p text:style-name="P13">Aluno</text:p>
          </table:table-cell>
        </table:table-row>
        <table:table-row table:style-name="Table1.1">
          <table:table-cell table:style-name="Table1.A1" office:value-type="string">
            <text:p text:style-name="P13">UC07</text:p>
          </table:table-cell>
          <table:table-cell table:style-name="Table1.A1" office:value-type="string">
            <text:p text:style-name="P13">Lançar Notas</text:p>
          </table:table-cell>
          <table:table-cell table:style-name="Table1.A1" office:value-type="string">
            <text:p text:style-name="P13">Professor</text:p>
          </table:table-cell>
        </table:table-row>
        <table:table-row table:style-name="Table1.1">
          <table:table-cell table:style-name="Table1.A1" office:value-type="string">
            <text:p text:style-name="P13">UC08</text:p>
          </table:table-cell>
          <table:table-cell table:style-name="Table1.A1" office:value-type="string">
            <text:p text:style-name="P13">Atualizar Dados da turma</text:p>
          </table:table-cell>
          <table:table-cell table:style-name="Table1.A1" office:value-type="string">
            <text:p text:style-name="P13">Professor</text:p>
          </table:table-cell>
        </table:table-row>
        <table:table-row table:style-name="Table1.1">
          <table:table-cell table:style-name="Table1.A1" office:value-type="string">
            <text:p text:style-name="P13">UC09</text:p>
          </table:table-cell>
          <table:table-cell table:style-name="Table1.A1" office:value-type="string">
            <text:p text:style-name="P13">Abrir Turma</text:p>
          </table:table-cell>
          <table:table-cell table:style-name="Table1.A1" office:value-type="string">
            <text:p text:style-name="P13">Coordenador</text:p>
          </table:table-cell>
        </table:table-row>
        <table:table-row table:style-name="Table1.1">
          <table:table-cell table:style-name="Table1.A1" office:value-type="string">
            <text:p text:style-name="P13">UC10</text:p>
          </table:table-cell>
          <table:table-cell table:style-name="Table1.A1" office:value-type="string">
            <text:p text:style-name="P13">Alocar turma em sala ou laboratório em horário específico</text:p>
          </table:table-cell>
          <table:table-cell table:style-name="Table1.A1" office:value-type="string">
            <text:p text:style-name="P13">Coordenador</text:p>
          </table:table-cell>
        </table:table-row>
        <table:table-row table:style-name="Table1.1">
          <table:table-cell table:style-name="Table1.A1" office:value-type="string">
            <text:p text:style-name="P13">UC11</text:p>
          </table:table-cell>
          <table:table-cell table:style-name="Table1.A1" office:value-type="string">
            <text:p text:style-name="P14">Cancelar matrículas de aluno se ele for reprovado mais de duas vezes na mesma disciplina</text:p>
          </table:table-cell>
          <table:table-cell table:style-name="Table1.A1" office:value-type="string">
            <text:p text:style-name="P13">Coordenador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UC12</text:p>
          </table:table-cell>
          <table:table-cell table:style-name="Table1.A1" office:value-type="string">
            <text:p text:style-name="P14">Obter Informações de inscrições de alunos</text:p>
          </table:table-cell>
          <table:table-cell table:style-name="Table1.A1" office:value-type="string">
            <text:p text:style-name="P13">Sistema de Faturamento</text:p>
          </table:table-cell>
        </table:table-row>
        <table:table-row table:style-name="Table1.1">
          <table:table-cell table:style-name="Table1.A1" office:value-type="string">
            <text:p text:style-name="P13">UC13</text:p>
          </table:table-cell>
          <table:table-cell table:style-name="Table1.A1" office:value-type="string">
            <text:p text:style-name="P14">Obter dados cadastrais sobre professores</text:p>
          </table:table-cell>
          <table:table-cell table:style-name="Table1.A1" office:value-type="string">
            <text:p text:style-name="P13">Sistema RH</text:p>
          </table:table-cell>
        </table:table-row>
        <table:table-row table:style-name="Table1.1">
          <table:table-cell table:style-name="Table1.A1" office:value-type="string">
            <text:p text:style-name="P13">UC14</text:p>
          </table:table-cell>
          <table:table-cell table:style-name="Table1.A1" office:value-type="string">
            <text:p text:style-name="P14">Controlar prazos e atrasos nos lançamentos de notas</text:p>
          </table:table-cell>
          <table:table-cell table:style-name="Table1.A1" office:value-type="string">
            <text:p text:style-name="P13">Sistema de Faculdade</text:p>
          </table:table-cell>
        </table:table-row>
        <table:table-row table:style-name="Table1.1">
          <table:table-cell table:style-name="Table1.A1" office:value-type="string">
            <text:p text:style-name="P13">UC15</text:p>
          </table:table-cell>
          <table:table-cell table:style-name="Table1.A1" office:value-type="string">
            <text:p text:style-name="P14">Atribuir perfis diferenciados a usuários de acordo com suas permissões</text:p>
          </table:table-cell>
          <table:table-cell table:style-name="Table1.A1" office:value-type="string">
            <text:p text:style-name="P13">Sistema de Faculdade</text:p>
          </table:table-cell>
        </table:table-row>
      </table:table>
      <text:p text:style-name="P20"><text:bookmark text:name="_9lw8k4qydm3c"/></text:p>
      <text:p text:style-name="P22"><text:bookmark text:name="_qzbbnkamtrgk"/>Descrição dos Casos de Uso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UC01</text:p>
          </table:table-cell>
          <table:table-cell table:style-name="Table2.A1" office:value-type="string">
            <text:p text:style-name="P15">Visualizar Notas</text:p>
          </table:table-cell>
        </table:table-row>
        <table:table-row table:style-name="Table2.1">
          <table:table-cell table:style-name="Table2.A1" office:value-type="string">
            <text:p text:style-name="P16">Ator Principal</text:p>
          </table:table-cell>
          <table:table-cell table:style-name="Table2.A1" office:value-type="string">
            <text:p text:style-name="P17">Aluno</text:p>
          </table:table-cell>
        </table:table-row>
        <table:table-row table:style-name="Table2.1">
          <table:table-cell table:style-name="Table2.A1" office:value-type="string">
            <text:p text:style-name="P16">Pré-Condições</text:p>
          </table:table-cell>
          <table:table-cell table:style-name="Table2.A1" office:value-type="string">
            <text:p text:style-name="P17">O aluno estar logado no sistema e estar matriculado na disciplina a qual deseja ver sua nota.</text:p>
          </table:table-cell>
        </table:table-row>
        <table:table-row table:style-name="Table2.1">
          <table:table-cell table:style-name="Table2.A1" office:value-type="string">
            <text:p text:style-name="P16">Pós-Condições</text:p>
          </table:table-cell>
          <table:table-cell table:style-name="Table2.A1" office:value-type="string">
            <text:p text:style-name="P17">O sistema deve buscar no banco de dados as notas do aluno referente a disciplina marcada, sem, contudo, fazer qualquer alteração</text:p>
          </table:table-cell>
        </table:table-row>
        <table:table-row table:style-name="Table2.1">
          <table:table-cell table:style-name="Table2.A5" office:value-type="string">
            <text:p text:style-name="P44">Descrição</text:p>
          </table:table-cell>
          <table:table-cell table:style-name="Table2.A5" office:value-type="string">
            <text:p text:style-name="P45">Esse caso de uso descreve a ação do aluno visualizar as notas lançadas pelo professor no sistema.</text:p>
          </table:table-cell>
        </table:table-row>
        <table:table-row table:style-name="Table2.1">
          <table:table-cell table:style-name="Table2.A1" office:value-type="string">
            <text:p text:style-name="P16">Fluxo</text:p>
          </table:table-cell>
          <table:table-cell table:style-name="Table2.A1" office:value-type="string">
            <text:list xml:id="list3379106376" text:style-name="WWNum10">
              <text:list-item>
                <text:p text:style-name="P31">Aluno loga no sistema com sua identificação única;</text:p>
              </text:list-item>
              <text:list-item>
                <text:p text:style-name="P31">Selecionar a disciplina desejada;</text:p>
              </text:list-item>
              <text:list-item>
                <text:p text:style-name="P31">Clicar em Visualizar Nota.</text:p>
              </text:list-item>
            </text:list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UC02</text:p>
          </table:table-cell>
          <table:table-cell table:style-name="Table3.A1" office:value-type="string">
            <text:p text:style-name="P7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5">Ator Principal</text:p>
          </table:table-cell>
          <table:table-cell table:style-name="Table3.A1" office:value-type="string">
            <text:p text:style-name="P3">Aluno</text:p>
          </table:table-cell>
        </table:table-row>
        <text:soft-page-break/>
        <table:table-row table:style-name="Table3.1">
          <table:table-cell table:style-name="Table3.A1" office:value-type="string">
            <text:p text:style-name="P5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1" office:value-type="string">
            <text:p text:style-name="P5">Pós-Condições</text:p>
          </table:table-cell>
          <table:table-cell table:style-name="Table3.A1" office:value-type="string">
            <text:p text:style-name="P3">O sistema deve buscar no banco de dados as disciplinas disponíveis para o aluno poder se matricular e não alterar o BD.</text:p>
          </table:table-cell>
        </table:table-row>
        <table:table-row table:style-name="Table3.1">
          <table:table-cell table:style-name="Table3.A5" office:value-type="string">
            <text:p text:style-name="P23">Descrição</text:p>
          </table:table-cell>
          <table:table-cell table:style-name="Table3.A5" office:value-type="string">
            <text:p text:style-name="P26">Nesse caso de uso o aluno irá verificar no sistema as disciplinas que estão sendo ofertadas a ele em determinado semestre.</text:p>
          </table:table-cell>
        </table:table-row>
        <table:table-row table:style-name="Table3.1">
          <table:table-cell table:style-name="Table3.A1" office:value-type="string">
            <text:p text:style-name="P5">Fluxo</text:p>
          </table:table-cell>
          <table:table-cell table:style-name="Table3.A1" office:value-type="string">
            <text:list xml:id="list2950823840" text:style-name="WWNum3">
              <text:list-item>
                <text:p text:style-name="P32">Aluno loga no sistema com sua identificação única;</text:p>
              </text:list-item>
              <text:list-item>
                <text:p text:style-name="P32">Clicar em Visualizar Disciplinas Disponíveis.</text:p>
              </text:list-item>
            </text:list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UC03</text:p>
          </table:table-cell>
          <table:table-cell table:style-name="Table4.A1" office:value-type="string">
            <text:p text:style-name="P9">Se inscrever em disciplina</text:p>
          </table:table-cell>
        </table:table-row>
        <table:table-row table:style-name="Table4.1">
          <table:table-cell table:style-name="Table4.A1" office:value-type="string">
            <text:p text:style-name="P5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5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1" office:value-type="string">
            <text:p text:style-name="P5">Pós-Condições</text:p>
          </table:table-cell>
          <table:table-cell table:style-name="Table4.A1" office:value-type="string">
            <text:p text:style-name="P3">Após realizar a matrícula o aluno deve ser vinculado à turma. BD deve ser atualizado.</text:p>
          </table:table-cell>
        </table:table-row>
        <table:table-row table:style-name="Table4.1">
          <table:table-cell table:style-name="Table4.A5" office:value-type="string">
            <text:p text:style-name="P23">Descrição</text:p>
          </table:table-cell>
          <table:table-cell table:style-name="Table4.A5" office:value-type="string">
            <text:p text:style-name="P25">Nesse caso de uso o aluno irá solicitar matricula na disciplina de sua escolha, esse caso de uso está intimamente ligado ao <text:span text:style-name="T3">UC02</text:span><text:span text:style-name="T4">.</text:span></text:p>
          </table:table-cell>
        </table:table-row>
        <table:table-row table:style-name="Table4.1">
          <table:table-cell table:style-name="Table4.A1" office:value-type="string">
            <text:p text:style-name="P5">Fluxo</text:p>
          </table:table-cell>
          <table:table-cell table:style-name="Table4.A1" office:value-type="string">
            <text:list xml:id="list1549239232" text:style-name="WWNum7">
              <text:list-item>
                <text:p text:style-name="P41">Passos a partir da <text:span text:style-name="T3">UC02</text:span></text:p>
              </text:list-item>
              <text:list-item>
                <text:p text:style-name="P33">Clicar em matricular na turma desejada.</text:p>
              </text:list-item>
            </text:list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UC04</text:p>
          </table:table-cell>
          <table:table-cell table:style-name="Table5.A1" office:value-type="string">
            <text:p text:style-name="P9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5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5">Pré-Condições</text:p>
          </table:table-cell>
          <table:table-cell table:style-name="Table5.A1" office:value-type="string">
            <text:list xml:id="list2604667038" text:style-name="WWNum4">
              <text:list-item>
                <text:p text:style-name="P34">O aluno estar logado no sistema.</text:p>
              </text:list-item>
              <text:list-item>
                <text:p text:style-name="P34">Ele deve ter solicitado a matrícula na disciplina previamente</text:p>
              </text:list-item>
            </text:list>
          </table:table-cell>
        </table:table-row>
        <text:soft-page-break/>
        <table:table-row table:style-name="Table5.1">
          <table:table-cell table:style-name="Table5.A1" office:value-type="string">
            <text:p text:style-name="P5">Pós-Condições</text:p>
          </table:table-cell>
          <table:table-cell table:style-name="Table5.A1" office:value-type="string">
            <text:p text:style-name="P3">Ação não alterará o sistema, visto ser apenas uma operação de consulta.</text:p>
          </table:table-cell>
        </table:table-row>
        <table:table-row table:style-name="Table5.1">
          <table:table-cell table:style-name="Table5.A5" office:value-type="string">
            <text:p text:style-name="P23">Descrição</text:p>
          </table:table-cell>
          <table:table-cell table:style-name="Table5.A5" office:value-type="string">
            <text:p text:style-name="P27">Esse caso de uso se relaciona com a <text:span text:style-name="T3">UC02</text:span> e <text:span text:style-name="T3">UC03</text:span>, pois após solicitar a matrícula na disciplina o aluno poderá verificaro andamento de sua solicitação.</text:p>
          </table:table-cell>
        </table:table-row>
        <table:table-row table:style-name="Table5.1">
          <table:table-cell table:style-name="Table5.A1" office:value-type="string">
            <text:p text:style-name="P5">Fluxo</text:p>
          </table:table-cell>
          <table:table-cell table:style-name="Table5.A1" office:value-type="string">
            <text:list xml:id="list590615539" text:style-name="WWNum1">
              <text:list-item>
                <text:p text:style-name="P35">Aluno loga no sistema com sua identificação única;</text:p>
              </text:list-item>
              <text:list-item>
                <text:p text:style-name="P35">Clicar em Acompanhar pedido de matrícula.</text:p>
              </text:list-item>
            </text:list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UC05</text:p>
          </table:table-cell>
          <table:table-cell table:style-name="Table6.A1" office:value-type="string">
            <text:p text:style-name="P9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5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5">Pré-Condições</text:p>
          </table:table-cell>
          <table:table-cell table:style-name="Table6.A1" office:value-type="string">
            <text:list xml:id="list3298747461" text:style-name="WWNum5">
              <text:list-item>
                <text:p text:style-name="P36">O aluno estar logado no sistema;</text:p>
              </text:list-item>
              <text:list-item>
                <text:p text:style-name="P36">Ele deve estar matriculado na disciplina;</text:p>
              </text:list-item>
              <text:list-item>
                <text:p text:style-name="P36">Deve estar no período de cancelamento;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5">Pós-Condições</text:p>
          </table:table-cell>
          <table:table-cell table:style-name="Table6.A1" office:value-type="string">
            <text:p text:style-name="P3">Aluno que antes estava vinculado à disciplina deve ser desvinculado.</text:p>
          </table:table-cell>
        </table:table-row>
        <table:table-row table:style-name="Table6.1">
          <table:table-cell table:style-name="Table6.A5" office:value-type="string">
            <text:p text:style-name="P24">Descrição</text:p>
          </table:table-cell>
          <table:table-cell table:style-name="Table6.A5" office:value-type="string">
            <text:p text:style-name="P25">O aluno também tem que ter a opção de cancelar uma matrícula em determinada disciplina, desde que esteja em período pré-determinado.</text:p>
          </table:table-cell>
        </table:table-row>
        <table:table-row table:style-name="Table6.1">
          <table:table-cell table:style-name="Table6.A1" office:value-type="string">
            <text:p text:style-name="P5">Fluxo</text:p>
          </table:table-cell>
          <table:table-cell table:style-name="Table6.A1" office:value-type="string">
            <text:list xml:id="list608097698" text:style-name="WWNum2">
              <text:list-item>
                <text:p text:style-name="P37">Aluno loga no sistema com sua identificação única;</text:p>
              </text:list-item>
              <text:list-item>
                <text:p text:style-name="P37">Clicar em Visualizar Disciplinas Matriculado;</text:p>
              </text:list-item>
              <text:list-item>
                <text:p text:style-name="P37">Escolher disciplina que quer cancelar;</text:p>
              </text:list-item>
              <text:list-item>
                <text:p text:style-name="P37">Clicar em solicitar cancelamento.</text:p>
              </text:list-item>
            </text:list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UC06</text:p>
          </table:table-cell>
          <table:table-cell table:style-name="Table7.A1" office:value-type="string">
            <text:p text:style-name="P9">Visualizar Histórico Acadêmico</text:p>
          </table:table-cell>
        </table:table-row>
        <table:table-row table:style-name="Table7.1">
          <table:table-cell table:style-name="Table7.A1" office:value-type="string">
            <text:p text:style-name="P5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5">Pré-Condições</text:p>
          </table:table-cell>
          <table:table-cell table:style-name="Table7.A1" office:value-type="string">
            <text:list xml:id="list1437240771" text:style-name="WWNum6">
              <text:list-item>
                <text:p text:style-name="P38">O aluno deve estar matriculado na faculdade;</text:p>
              </text:list-item>
              <text:list-item>
                <text:p text:style-name="P38">O aluno estar logado no sistema;</text:p>
              </text:list-item>
            </text:list>
          </table:table-cell>
        </table:table-row>
        <text:soft-page-break/>
        <table:table-row table:style-name="Table7.1">
          <table:table-cell table:style-name="Table7.A1" office:value-type="string">
            <text:p text:style-name="P5">Pós-Condições</text:p>
          </table:table-cell>
          <table:table-cell table:style-name="Table7.A1" office:value-type="string">
            <text:p text:style-name="P3">Ação não alterará o sistema, visto ser apenas uma operação de consulta.</text:p>
          </table:table-cell>
        </table:table-row>
        <table:table-row table:style-name="Table7.1">
          <table:table-cell table:style-name="Table7.A5" office:value-type="string">
            <text:p text:style-name="P24">Descrição</text:p>
          </table:table-cell>
          <table:table-cell table:style-name="Table7.A5" office:value-type="string">
            <text:p text:style-name="P25">Esse caso de uso descreve como o aluno irá visualizar seu histórico acadêmico no sistema.</text:p>
          </table:table-cell>
        </table:table-row>
        <table:table-row table:style-name="Table7.1">
          <table:table-cell table:style-name="Table7.A1" office:value-type="string">
            <text:p text:style-name="P5">Fluxo</text:p>
          </table:table-cell>
          <table:table-cell table:style-name="Table7.A1" office:value-type="string">
            <text:list xml:id="list953821693" text:style-name="WWNum11">
              <text:list-item>
                <text:p text:style-name="P39">Aluno loga no sistema com sua identificação única;</text:p>
              </text:list-item>
              <text:list-item>
                <text:p text:style-name="P39">Clicar em Visualizar Disciplinas Matriculado;</text:p>
              </text:list-item>
            </text:list>
          </table:table-cell>
        </table:table-row>
      </table:table>
      <text:p text:style-name="P1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UC07</text:p>
          </table:table-cell>
          <table:table-cell table:style-name="Table8.A1" office:value-type="string">
            <text:p text:style-name="P9">Lançar Notas</text:p>
          </table:table-cell>
        </table:table-row>
        <table:table-row table:style-name="Table8.1">
          <table:table-cell table:style-name="Table8.A1" office:value-type="string">
            <text:p text:style-name="P5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5">Pré-Condições</text:p>
          </table:table-cell>
          <table:table-cell table:style-name="Table8.A1" office:value-type="string">
            <text:list xml:id="list74310633983879" text:continue-list="list1437240771" text:style-name="WWNum6">
              <text:list-item>
                <text:p text:style-name="P38">O professor deve estar vinculado à turma para que deseja lançar nota;</text:p>
              </text:list-item>
              <text:list-item>
                <text:p text:style-name="P38">O professor deve estar logado no sistema;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5">Pós-Condições</text:p>
          </table:table-cell>
          <table:table-cell table:style-name="Table8.A1" office:value-type="string">
            <text:p text:style-name="P3">As notas lançadas pelo professor devem estar visíveis para os alunos da disciplina que recebeu as notas.</text:p>
          </table:table-cell>
        </table:table-row>
        <table:table-row table:style-name="Table8.1">
          <table:table-cell table:style-name="Table8.A5" office:value-type="string">
            <text:p text:style-name="P24">Descrição</text:p>
          </table:table-cell>
          <table:table-cell table:style-name="Table8.A5" office:value-type="string">
            <text:p text:style-name="P25">Esse caso de uso descreve como o professor irá lançar as notas no sistema para que os alunos possam verificá-las, o <text:span text:style-name="T3">UC01 </text:span><text:span text:style-name="T4">está intimamente ligada a esse caso de uso.</text:span></text:p>
          </table:table-cell>
        </table:table-row>
        <table:table-row table:style-name="Table8.1">
          <table:table-cell table:style-name="Table8.A1" office:value-type="string">
            <text:p text:style-name="P5">Fluxo</text:p>
          </table:table-cell>
          <table:table-cell table:style-name="Table8.A1" office:value-type="string">
            <text:list xml:id="list3967913547" text:style-name="WWNum8">
              <text:list-item>
                <text:p text:style-name="P40">Professor loga no sistema com sua identificação única;</text:p>
              </text:list-item>
              <text:list-item>
                <text:p text:style-name="P40">Clicar em Visualizar Disciplinas Vinculadas;</text:p>
              </text:list-item>
              <text:list-item>
                <text:p text:style-name="P40">Escolher a disciplina que deseja lançar as notas;</text:p>
              </text:list-item>
              <text:list-item>
                <text:p text:style-name="P40">Cadastrar notas dos alunos;</text:p>
              </text:list-item>
              <text:list-item>
                <text:p text:style-name="P40">Salvar.</text:p>
              </text:list-item>
            </text:list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UC08</text:p>
          </table:table-cell>
          <table:table-cell table:style-name="Table9.A1" office:value-type="string">
            <text:p text:style-name="P9">Atualizar Dados da Turma</text:p>
          </table:table-cell>
        </table:table-row>
        <table:table-row table:style-name="Table9.1">
          <table:table-cell table:style-name="Table9.A1" office:value-type="string">
            <text:p text:style-name="P5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5">Pré-Condições</text:p>
          </table:table-cell>
          <table:table-cell table:style-name="Table9.A1" office:value-type="string">
            <text:list xml:id="list74310079748311" text:continue-list="list74310633983879" text:style-name="WWNum6">
              <text:list-item>
                <text:p text:style-name="P38">O professor deve estar vinculado à turma para que deseja <text:soft-page-break/>atualizar;</text:p>
              </text:list-item>
              <text:list-item>
                <text:p text:style-name="P38">O professor deve estar logado no sistema;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5">Pós-Condições</text:p>
          </table:table-cell>
          <table:table-cell table:style-name="Table9.A1" office:value-type="string">
            <text:p text:style-name="P3">Os dados alterados devem ser gravados no BD e aparecer para todos vinculados à turma.</text:p>
          </table:table-cell>
        </table:table-row>
        <table:table-row table:style-name="Table9.1">
          <table:table-cell table:style-name="Table9.A5" office:value-type="string">
            <text:p text:style-name="P23">Descrição</text:p>
          </table:table-cell>
          <table:table-cell table:style-name="Table9.A5" office:value-type="string">
            <text:p text:style-name="P25">Esse caso de uso descreve os passos para que o professor possa atualizar alguma disciplina a qual ele está vinculado.</text:p>
          </table:table-cell>
        </table:table-row>
        <table:table-row table:style-name="Table9.1">
          <table:table-cell table:style-name="Table9.A1" office:value-type="string">
            <text:p text:style-name="P5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08T07:43:08.251872152</dc:date>
    <meta:editing-duration>PT11M11S</meta:editing-duration>
    <meta:editing-cycles>2</meta:editing-cycles>
    <meta:document-statistic meta:table-count="9" meta:image-count="0" meta:object-count="0" meta:page-count="7" meta:paragraph-count="201" meta:word-count="1011" meta:character-count="6317" meta:non-whitespace-character-count="5548"/>
  </office:meta>
</office:document-meta>
</file>